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70_private.test_for_issue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570_private.test_for_issue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570_private.test_for_issue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570_private.test_for_issue_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570_privat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